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A6000002CFD4D9343B6CEC45B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modern" style:font-pitch="fixed"/>
    <style:font-face style:name="Droid Sans Fallback2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6.9792in" fo:margin-left="-0.011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0.3924in"/>
    </style:style>
    <style:style style:name="Tabla1.B" style:family="table-column">
      <style:table-column-properties style:column-width="1.6667in"/>
    </style:style>
    <style:style style:name="Tabla1.C" style:family="table-column">
      <style:table-column-properties style:column-width="1.691in"/>
    </style:style>
    <style:style style:name="Tabla1.D" style:family="table-column">
      <style:table-column-properties style:column-width="1.6264in"/>
    </style:style>
    <style:style style:name="Tabla1.E" style:family="table-column">
      <style:table-column-properties style:column-width="1.6028in"/>
    </style:style>
    <style:style style:name="Tabla1.1" style:family="table-row">
      <style:table-row-properties style:min-row-height="0.1285in" fo:background-color="transparent" fo:keep-together="auto">
        <style:background-image/>
      </style:table-row-properties>
    </style:style>
    <style:style style:name="Tabla1.A1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bottom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bottom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E1" style:family="table-cell">
      <style:table-cell-properties style:vertical-align="bottom" fo:padding-left="0.0486in" fo:padding-right="0.0486in" fo:padding-top="0in" fo:padding-bottom="0in" fo:border="0.5pt solid #000000" style:writing-mode="lr-tb"/>
    </style:style>
    <style:style style:name="Tabla1.2" style:family="table-row">
      <style:table-row-properties style:min-row-height="0.3465in" fo:keep-together="auto"/>
    </style:style>
    <style:style style:name="Tabla1.A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C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D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E2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0.3465in" fo:keep-together="auto"/>
    </style:style>
    <style:style style:name="Tabla1.A3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B3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C3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D3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E3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a1.4" style:family="table-row">
      <style:table-row-properties style:min-row-height="0.3465in" fo:keep-together="auto"/>
    </style:style>
    <style:style style:name="Tabla1.A4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B4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C4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D4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E4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0in" style:auto-text-indent="false" style:text-autospace="none"/>
      <style:text-properties fo:color="#221f1f" loext:opacity="100%" style:text-position="0% 100%" fo:font-size="12pt" fo:letter-spacing="-0.0047in" style:text-underline-style="solid" style:text-underline-width="auto" style:text-underline-color="font-color" fo:font-weight="normal" officeooo:paragraph-rsid="00ebe241" style:font-size-asian="12pt" style:font-weight-asian="normal" style:font-name-complex="Myriad Pro" style:font-size-complex="12pt" style:font-weight-complex="normal" style:text-scale="101%"/>
    </style:style>
    <style:style style:name="P2" style:family="paragraph" style:parent-style-name="Standard">
      <style:paragraph-properties fo:margin-left="0.1307in" fo:margin-right="0.0862in" fo:margin-top="0in" fo:margin-bottom="0in" style:contextual-spacing="false" fo:line-height="200%" fo:text-align="start" style:justify-single-word="false" fo:orphans="0" fo:widows="0" fo:text-indent="0in" style:auto-text-indent="false" style:text-autospace="none"/>
      <style:text-properties fo:color="#221f1f" loext:opacity="100%" style:text-position="0% 100%" style:font-name="Liberation Serif" fo:font-size="10pt" fo:letter-spacing="-0.0028in" fo:language="es" fo:country="ES" style:text-underline-style="solid" style:text-underline-width="auto" style:text-underline-color="font-color" fo:font-weight="normal" officeooo:rsid="00dbe8ca" officeooo:paragraph-rsid="00d3427c" style:font-size-asian="10pt" style:language-asian="es" style:country-asian="ES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text-autospace="none" style:snap-to-layout-grid="false"/>
      <style:text-properties fo:color="#221f1f" loext:opacity="100%" style:text-position="-3% 100%" style:font-name="Arial" fo:font-size="16pt" fo:letter-spacing="-0.0047in" style:text-underline-style="none" fo:font-weight="bold" officeooo:paragraph-rsid="00ebe241" style:font-size-asian="16pt" style:font-weight-asian="bold" style:font-name-complex="Arial" style:font-size-complex="16pt" style:font-weight-complex="bold" style:text-scale="101%"/>
    </style:style>
    <style:style style:name="P4" style:family="paragraph" style:parent-style-name="Standard">
      <style:paragraph-properties fo:margin-left="0.1307in" fo:margin-right="0.0862in" fo:margin-top="0in" fo:margin-bottom="0in" style:contextual-spacing="false" fo:line-height="2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Liberation Serif" fo:font-size="8pt" fo:letter-spacing="-0.0028in" fo:language="es" fo:country="ES" style:text-underline-style="solid" style:text-underline-width="auto" style:text-underline-color="font-color" fo:font-weight="normal" officeooo:rsid="001f30e1" officeooo:paragraph-rsid="00d0b3a6" style:font-size-asian="8pt" style:language-asian="es" style:country-asian="ES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.1307in" fo:margin-right="0.0862in" fo:margin-top="0in" fo:margin-bottom="0in" style:contextual-spacing="false" fo:line-height="2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Liberation Serif" fo:font-size="8pt" fo:letter-spacing="-0.0028in" fo:language="es" fo:country="ES" style:text-underline-style="solid" style:text-underline-width="auto" style:text-underline-color="font-color" fo:font-weight="normal" officeooo:rsid="001f30e1" officeooo:paragraph-rsid="00d3427c" style:font-size-asian="8pt" style:language-asian="es" style:country-asian="ES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.1307in" fo:margin-right="0.0862in" fo:margin-top="0in" fo:margin-bottom="0in" style:contextual-spacing="false" fo:line-height="2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Liberation Serif" fo:font-size="8pt" fo:letter-spacing="-0.0047in" fo:language="es" fo:country="ES" style:text-underline-style="solid" style:text-underline-width="auto" style:text-underline-color="font-color" fo:font-weight="normal" officeooo:rsid="001f30e1" officeooo:paragraph-rsid="00d0b3a6" style:font-size-asian="8pt" style:language-asian="es" style:country-asian="ES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.1307in" fo:margin-right="0.0862in" fo:margin-top="0in" fo:margin-bottom="0in" style:contextual-spacing="false" fo:line-height="2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Liberation Serif" fo:font-size="8pt" fo:letter-spacing="-0.0047in" fo:language="es" fo:country="ES" style:text-underline-style="solid" style:text-underline-width="auto" style:text-underline-color="font-color" fo:font-weight="normal" officeooo:rsid="001f30e1" officeooo:paragraph-rsid="00d3427c" style:font-size-asian="8pt" style:language-asian="es" style:country-asian="ES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Times New Roman" fo:font-size="12pt" fo:letter-spacing="-0.0047in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9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>
        <style:tab-stops>
          <style:tab-stop style:position="0.9291in"/>
        </style:tab-stops>
      </style:paragraph-properties>
      <style:text-properties fo:color="#221f1f" loext:opacity="100%" style:text-position="-5% 100%" style:font-name="Times New Roman" fo:font-size="12pt" fo:letter-spacing="-0.0047in" fo:language="es" fo:country="AR" style:text-underline-style="solid" style:text-underline-width="auto" style:text-underline-color="font-color" fo:font-weight="normal" officeooo:rsid="001f30e1" officeooo:paragraph-rsid="00d0987b" style:font-size-asian="12pt" style:language-asian="es" style:country-asian="ES" style:font-weight-asian="normal" style:font-name-complex="Lucida Sans" style:font-size-complex="12pt" style:font-weight-complex="normal"/>
    </style:style>
    <style:style style:name="P10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>
        <style:tab-stops>
          <style:tab-stop style:position="0.9291in"/>
        </style:tab-stops>
      </style:paragraph-properties>
      <style:text-properties fo:color="#221f1f" loext:opacity="100%" style:text-position="-5% 100%" style:font-name="Times New Roman" fo:font-size="12pt" fo:letter-spacing="-0.0047in" fo:language="es" fo:country="AR" style:text-underline-style="solid" style:text-underline-width="auto" style:text-underline-color="font-color" fo:font-weight="bold" officeooo:rsid="001f30e1" officeooo:paragraph-rsid="00d0987b" style:font-size-asian="12pt" style:language-asian="es" style:country-asian="ES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Arial" fo:font-size="10pt" fo:letter-spacing="-0.0047in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officeooo:paragraph-rsid="00ebe241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0in" style:auto-text-indent="false" style:text-autospace="none"/>
      <style:text-properties officeooo:paragraph-rsid="00ebe241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language="es" fo:country="AR" fo:font-weight="bold" officeooo:paragraph-rsid="00ebe241" style:font-weight-asian="bold" style:font-name-complex="Arial"/>
    </style:style>
    <style:style style:name="P15" style:family="paragraph" style:parent-style-name="Standard">
      <style:paragraph-properties fo:line-height="150%">
        <style:tab-stops>
          <style:tab-stop style:position="0.0102in"/>
          <style:tab-stop style:position="0.0209in"/>
        </style:tab-stops>
      </style:paragraph-properties>
      <style:text-properties style:font-name="Liberation Serif" fo:language="es" fo:country="AR" officeooo:paragraph-rsid="00b9de8d" style:font-name-complex="Arial"/>
    </style:style>
    <style:style style:name="P16" style:family="paragraph" style:parent-style-name="Standard"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17" style:family="paragraph" style:parent-style-name="Standard">
      <style:paragraph-properties fo:text-align="end" style:justify-single-word="false"/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18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Liberation Serif" fo:font-size="10pt" fo:language="es" fo:country="ES" officeooo:rsid="00dbe8ca" officeooo:paragraph-rsid="00dbe8ca" style:font-size-asian="10pt" style:language-asian="es" style:country-asian="ES" style:font-name-complex="Arial" style:font-size-complex="10pt"/>
    </style:style>
    <style:style style:name="P19" style:family="paragraph" style:parent-style-name="Standard">
      <style:text-properties style:font-name="Liberation Serif" fo:font-size="10pt" officeooo:paragraph-rsid="00b9de8d" style:font-size-asian="10pt" style:language-asian="es" style:country-asian="ES" style:font-name-complex="Arial" style:font-size-complex="10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officeooo:paragraph-rsid="00c21da0"/>
    </style:style>
    <style:style style:name="P21" style:family="paragraph" style:parent-style-name="Standard">
      <style:paragraph-properties fo:line-height="150%" fo:text-align="justify" style:justify-single-word="false">
        <style:tab-stops>
          <style:tab-stop style:position="0.0102in"/>
          <style:tab-stop style:position="0.0209in"/>
        </style:tab-stops>
      </style:paragraph-properties>
      <style:text-properties style:font-name="Times New Roman" officeooo:paragraph-rsid="00c21da0"/>
    </style:style>
    <style:style style:name="P22" style:family="paragraph" style:parent-style-name="Standard">
      <style:paragraph-properties fo:line-height="150%" fo:text-align="justify" style:justify-single-word="false">
        <style:tab-stops>
          <style:tab-stop style:position="0.3752in"/>
          <style:tab-stop style:position="0.5in"/>
        </style:tab-stops>
      </style:paragraph-properties>
      <style:text-properties style:font-name="Times New Roman" officeooo:paragraph-rsid="00ecb1c6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c21da0" style:font-name-complex="Ari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b9de8d" style:font-name-complex="Ari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language="es" fo:country="AR" fo:font-weight="bold" officeooo:paragraph-rsid="00c21da0" style:font-weight-asian="bold" style:font-name-complex="Arial"/>
    </style:style>
    <style:style style:name="P26" style:family="paragraph" style:parent-style-name="Standard">
      <style:paragraph-properties fo:line-height="150%" fo:text-align="justify" style:justify-single-word="false">
        <style:tab-stops>
          <style:tab-stop style:position="0.0209in"/>
        </style:tab-stops>
      </style:paragraph-properties>
      <style:text-properties style:font-name="Times New Roman" fo:language="es" fo:country="AR" officeooo:paragraph-rsid="00ecb1c6" style:font-name-complex="Times New Roman"/>
    </style:style>
    <style:style style:name="P27" style:family="paragraph" style:parent-style-name="Standard">
      <style:paragraph-properties fo:line-height="150%" fo:text-align="justify" style:justify-single-word="false">
        <style:tab-stops>
          <style:tab-stop style:position="0.3752in"/>
          <style:tab-stop style:position="0.5in"/>
        </style:tab-stops>
      </style:paragraph-properties>
      <style:text-properties style:font-name="Times New Roman" fo:language="es" fo:country="AR" officeooo:paragraph-rsid="00ecb1c6" style:font-name-complex="Times New Roman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 fo:font-size="14pt" fo:language="es" fo:country="AR" fo:font-weight="bold" officeooo:paragraph-rsid="00bb7d9e" style:font-size-asian="14pt" style:font-weight-asian="bold" style:font-name-complex="Arial" style:font-size-complex="14pt"/>
    </style:style>
    <style:style style:name="P29" style:family="paragraph" style:parent-style-name="Standard">
      <style:paragraph-properties fo:line-height="150%" fo:text-align="end" style:justify-single-word="false">
        <style:tab-stops>
          <style:tab-stop style:position="0.3752in"/>
          <style:tab-stop style:position="0.5in"/>
        </style:tab-stops>
      </style:paragraph-properties>
      <style:text-properties style:font-name="Times New Roman" fo:font-size="12pt" officeooo:paragraph-rsid="00d92fc3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31" style:family="paragraph" style:parent-style-name="Standard">
      <style:paragraph-properties fo:line-height="150%" fo:text-align="justify" style:justify-single-word="false">
        <style:tab-stops>
          <style:tab-stop style:position="0.3752in"/>
          <style:tab-stop style:position="0.5in"/>
        </style:tab-stops>
      </style:paragraph-properties>
      <style:text-properties officeooo:paragraph-rsid="00ecb1c6"/>
    </style:style>
    <style:style style:name="P32" style:family="paragraph" style:parent-style-name="Standard">
      <style:paragraph-properties fo:line-height="150%" fo:text-align="justify" style:justify-single-word="false"/>
      <style:text-properties officeooo:paragraph-rsid="00ecb1c6"/>
    </style:style>
    <style:style style:name="P33" style:family="paragraph" style:parent-style-name="Standard">
      <style:paragraph-properties fo:margin-left="0.1307in" fo:margin-right="0.0862in" fo:margin-top="0.0398in" fo:margin-bottom="0.0398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text-position="0% 100%" style:font-name="Liberation Serif" fo:font-size="10pt" fo:letter-spacing="-0.0028in" fo:language="es" fo:country="ES" style:text-underline-style="none" fo:font-weight="normal" officeooo:rsid="00ecdcb4" officeooo:paragraph-rsid="00ecdcb4" style:font-size-asian="10pt" style:language-asian="es" style:country-asian="ES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221f1f" loext:opacity="100%" style:text-position="0% 100%" style:font-name="Liberation Serif" fo:font-size="10pt" fo:letter-spacing="-0.0028in" fo:language="es" fo:country="ES" style:text-underline-style="none" fo:font-weight="normal" officeooo:rsid="00ecdcb4" officeooo:paragraph-rsid="00ebde84" style:font-size-asian="10pt" style:language-asian="es" style:country-asian="ES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Arial" fo:font-size="10pt" fo:letter-spacing="-0.0047in" fo:language="es" fo:country="ES" style:text-underline-style="none" fo:font-weight="normal" officeooo:rsid="001f30e1" officeooo:paragraph-rsid="00ecdcb4" style:font-size-asian="10pt" style:language-asian="es" style:country-asian="ES" style:font-weight-asian="normal" style:font-name-complex="Lucida Sans" style:font-size-complex="10pt" style:font-weight-complex="normal"/>
    </style:style>
    <style:style style:name="P36" style:family="paragraph" style:parent-style-name="Standard">
      <style:paragraph-properties fo:margin-left="0.4917in" fo:margin-right="0in" fo:line-height="150%" fo:text-align="justify" style:justify-single-word="false" fo:text-indent="0.4917in" style:auto-text-indent="false"/>
      <style:text-properties style:font-name="Times New Roman" fo:language="es" fo:country="AR" fo:font-weight="normal" officeooo:paragraph-rsid="00ebe241" style:font-weight-asian="normal" style:font-name-complex="Times New Roman" style:font-weight-complex="normal"/>
    </style:style>
    <style:style style:name="P3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language="es" fo:country="AR" fo:font-weight="bold" officeooo:paragraph-rsid="00ebe241" style:font-size-asian="14pt" style:font-weight-asian="bold" style:font-name-complex="Times New Roman" style:font-size-complex="14pt"/>
    </style:style>
    <style:style style:name="T1" style:family="text">
      <style:text-properties fo:color="#221f1f" loext:opacity="100%" style:text-position="-5% 100%" fo:letter-spacing="-0.0047in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2" style:family="text">
      <style:text-properties fo:color="#221f1f" loext:opacity="100%" style:text-position="-5% 100%" fo:letter-spacing="-0.0028in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3" style:family="text">
      <style:text-properties fo:language="es" fo:country="AR" style:font-name-complex="Arial"/>
    </style:style>
    <style:style style:name="T4" style:family="text">
      <style:text-properties fo:language="es" fo:country="AR" style:text-underline-style="solid" style:text-underline-width="auto" style:text-underline-color="font-color" fo:font-weight="bold" style:font-weight-asian="bold" style:font-name-complex="Arial"/>
    </style:style>
    <style:style style:name="T5" style:family="text">
      <style:text-properties fo:language="es" fo:country="AR" fo:font-weight="bold" style:font-weight-asian="bold" style:font-name-complex="Arial"/>
    </style:style>
    <style:style style:name="T6" style:family="text">
      <style:text-properties fo:language="es" fo:country="AR" style:font-name-complex="Arial1"/>
    </style:style>
    <style:style style:name="T7" style:family="text">
      <style:text-properties fo:language="es" fo:country="AR" style:font-name-complex="Times New Roman"/>
    </style:style>
    <style:style style:name="T8" style:family="text">
      <style:text-properties officeooo:rsid="0086b826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86b826"/>
    </style:style>
    <style:style style:name="T11" style:family="text">
      <style:text-properties officeooo:rsid="00ebde84"/>
    </style:style>
    <style:style style:name="T12" style:family="text">
      <style:text-properties style:font-name="Times New Roman" fo:font-size="14pt" style:font-size-asian="14pt" style:font-name-complex="Times New Roman" style:font-size-complex="14pt"/>
    </style:style>
    <style:style style:name="T13" style:family="text">
      <style:text-properties style:font-name="Times New Roman" fo:language="es" fo:country="AR" style:font-name-complex="Times New Roman"/>
    </style:style>
    <style:style style:name="T14" style:family="text">
      <style:text-properties style:font-name="Times New Roman" fo:language="es" fo:country="ES" style:font-name-complex="Times New Roman"/>
    </style:style>
    <style:style style:name="T15" style:family="text">
      <style:text-properties style:use-window-font-color="true" loext:opacity="0%" style:font-name="Times New Roman" fo:font-size="14pt" style:letter-kerning="true" style:font-name-asian="Droid Sans Fallback" style:font-size-asian="14pt" style:language-asian="zh" style:country-asian="CN" style:font-name-complex="Times New Roman" style:font-size-complex="14pt" style:language-complex="hi" style:country-complex="IN"/>
    </style:style>
    <style:style style:name="T16" style:family="text">
      <style:text-properties style:use-window-font-color="true" loext:opacity="0%" style:font-name="Times New Roman" fo:font-size="12pt" fo:language="es" fo:country="AR" style:letter-kerning="true" style:font-name-asian="Droid Sans Fallback" style:font-size-asian="12pt" style:language-asian="zh" style:country-asian="CN" style:font-name-complex="Times New Roman" style:font-size-complex="12pt" style:language-complex="hi" style:country-complex="IN"/>
    </style:style>
    <style:style style:name="T17" style:family="text">
      <style:text-properties officeooo:rsid="00ecb1c6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#ffffff" style:background-transparency="100%" draw:fill="solid" draw:fill-color="#ffffff" draw:opacity="0%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8"/>
      <text:p text:style-name="P20"><text:span text:style-name="T4">Visto</text:span><text:span text:style-name="T5">:</text:span></text:p>
      <text:p text:style-name="P23"><text:tab/>Los pedidos de colaboración económica efectuados por diversas personas e instituciones según Expedientes adjuntos,</text:p>
      <text:p text:style-name="P25"/>
      <text:p text:style-name="P20"><text:span text:style-name="T4">Y considerando</text:span><text:span text:style-name="T5">:</text:span></text:p>
      <text:p text:style-name="P23"><text:tab/> <text:tab/>Que en reunión de labor parlamentaria se ha decidido dar curso favorable a las solicitudes </text:p>
      <text:p text:style-name="P36">El Concejo Municipal de Rosario ha sancionado la presente </text:p>
      <text:p text:style-name="P37"/>
      <text:p text:style-name="P14"><text:span text:style-name="T12">R</text:span><text:span text:style-name="T15">ESOLUCION</text:span></text:p>
      <text:p text:style-name="P28"/>
      <text:p text:style-name="P21"><text:span text:style-name="T3">1º</text:span><text:span text:style-name="T5">.-</text:span><text:span text:style-name="T3"> Autorizar la entrega de subsidio de acuerdo a la reglamentación vigente a:</text:span></text:p>
      <text:p text:style-name="P9"><text:span text:style-name="T8">Cantidad:</text:span><text:span text:style-name="T10"> </text:span><text:span text:style-name="T9"><text:placeholder text:placeholder-type="text">&lt;len(objects)&gt;</text:placeholder></text:span></text:p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33">NUMERO DE ORDEN</text:p>
          </table:table-cell>
          <table:table-cell table:style-name="Tabla1.C1" office:value-type="string">
            <text:p text:style-name="P34">BENEFICIARIO</text:p>
          </table:table-cell>
          <table:table-cell table:style-name="Tabla1.D1" office:value-type="string">
            <text:p text:style-name="P18">DNI/<text:span text:style-name="T11">CUIL/CUIT</text:span></text:p>
          </table:table-cell>
          <table:table-cell table:style-name="Tabla1.E1" office:value-type="string">
            <text:p text:style-name="P18">MONTO</text:p>
          </table:table-cell>
        </table:table-row>
        <table:table-row table:style-name="Tabla1.2">
          <table:table-cell table:style-name="Tabla1.A2" office:value-type="string">
            <text:p text:style-name="P5"><text:text-input text:description="&lt;for each=&quot;ticket in objects&quot;&gt;">For each line</text:text-input></text:p>
          </table:table-cell>
          <table:table-cell table:style-name="Tabla1.B2" office:value-type="string">
            <text:p text:style-name="P4"/>
          </table:table-cell>
          <table:table-cell table:style-name="Tabla1.C2" office:value-type="string">
            <text:p text:style-name="P16"/>
          </table:table-cell>
          <table:table-cell table:style-name="Tabla1.D2" office:value-type="string">
            <text:p text:style-name="P16"/>
          </table:table-cell>
          <table:table-cell table:style-name="Tabla1.E2" office:value-type="string">
            <text:p text:style-name="P17"/>
          </table:table-cell>
        </table:table-row>
        <table:table-row table:style-name="Tabla1.3">
          <table:table-cell table:style-name="Tabla1.A3" office:value-type="string">
            <text:p text:style-name="P11"/>
          </table:table-cell>
          <table:table-cell table:style-name="Tabla1.B3" office:value-type="string">
            <text:p text:style-name="P35"><text:placeholder text:placeholder-type="text">&lt;ticket.id&gt;</text:placeholder><text:s/>- <text:placeholder text:placeholder-type="text">&lt;ticket.create_date.year&gt;</text:placeholder></text:p>
          </table:table-cell>
          <table:table-cell table:style-name="Tabla1.C3" office:value-type="string">
            <text:p text:style-name="P11"><text:placeholder text:placeholder-type="text">&lt;ticket.partner_id.name&gt;</text:placeholder></text:p>
          </table:table-cell>
          <table:table-cell table:style-name="Tabla1.D3" office:value-type="string">
            <text:p text:style-name="P11"><text:placeholder text:placeholder-type="text">&lt;ticket.dni&gt;</text:placeholder></text:p>
          </table:table-cell>
          <table:table-cell table:style-name="Tabla1.E3" office:value-type="string">
            <text:p text:style-name="P11"><text:span text:style-name="T17">$ </text:span><text:placeholder text:placeholder-type="text">&lt;ticket.amount&gt;</text:placeholder></text:p>
          </table:table-cell>
        </table:table-row>
        <table:table-row table:style-name="Tabla1.4">
          <table:table-cell table:style-name="Tabla1.A4" office:value-type="string">
            <text:p text:style-name="P7"><text:text-input text:description="&lt;/for&gt;">End For</text:text-input></text:p>
          </table:table-cell>
          <table:table-cell table:style-name="Tabla1.B4" office:value-type="string">
            <text:p text:style-name="P6"/>
          </table:table-cell>
          <table:table-cell table:style-name="Tabla1.C4" office:value-type="string">
            <text:p text:style-name="P19"/>
          </table:table-cell>
          <table:table-cell table:style-name="Tabla1.D4" office:value-type="string">
            <text:p text:style-name="P16"/>
          </table:table-cell>
          <table:table-cell table:style-name="Tabla1.E4" office:value-type="string">
            <text:p text:style-name="P17"/>
          </table:table-cell>
        </table:table-row>
      </table:table>
      <text:p text:style-name="P15"/>
      <text:p text:style-name="P24"/>
      <text:p text:style-name="P32"><text:span text:style-name="T14">2º</text:span><text:span text:style-name="T13">-</text:span><text:span text:style-name="T14"> </text:span><text:span text:style-name="T13">El gasto que demande el cumplimiento de la presente será imputado a la partida presupuestaría correspondiente. Se autoriza a la Presidencia a producir las modificaciones presupuestarias necesarias para dar cumplimiento a la Resoluci</text:span><text:span text:style-name="T16">ón</text:span><text:span text:style-name="T13">.</text:span></text:p>
      <text:p text:style-name="P26"/>
      <text:p text:style-name="P31"><text:span text:style-name="T13">3º– El beneficiario de la presente caducar</text:span><text:span text:style-name="T16">á a los 45 días corridos desde la fecha de otorgamiento. En caso de no ser retirado el valor cancelatorio por el beneficiario, se dará la baja administrativamente a la imputación respectiva y archivándose el trámite sin más.</text:span></text:p>
      <text:p text:style-name="P27"/>
      <text:p text:style-name="P22"><text:span text:style-name="T7">4º - Comuníquese.- <text:s text:c="46"/></text:span><text:span text:style-name="T3"><text:s text:c="63"/></text:span></text:p>
      <text:p text:style-name="P29"><text:span text:style-name="T3">Rosario, </text:span><text:span text:style-name="T1"><text:placeholder text:placeholder-type="text">&lt;formatLang(o.__last_update, date=True)&gt;</text:placeholder></text:span><text:span text:style-name="T2">.</text:span><text:span text:style-name="T6">-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modern" style:font-pitch="fixed"/>
    <style:font-face style:name="Droid Sans Fallback2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2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2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2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7465in" fo:margin-left="0in" table:align="left" style:writing-mode="lr-tb"/>
    </style:style>
    <style:style style:name="Table2.A" style:family="table-column">
      <style:table-column-properties style:column-width="2.0458in"/>
    </style:style>
    <style:style style:name="Table2.B" style:family="table-column">
      <style:table-column-properties style:column-width="3.2667in"/>
    </style:style>
    <style:style style:name="Table2.C" style:family="table-column">
      <style:table-column-properties style:column-width="1.434in"/>
    </style:style>
    <style:style style:name="Table2.1" style:family="table-row">
      <style:table-row-properties style:min-row-height="0.7465in" fo:keep-together="auto"/>
    </style:style>
    <style:style style:name="Table2.A1" style:family="table-cell">
      <style:table-cell-properties style:vertical-align="top" fo:padding="0.0382in" fo:border-left="0.1pt solid #808080" fo:border-right="none" fo:border-top="0.1pt solid #808080" fo:border-bottom="0.1pt solid #808080" style:writing-mode="lr-tb"/>
    </style:style>
    <style:style style:name="Table2.B1" style:family="table-cell">
      <style:table-cell-properties style:vertical-align="middle" fo:padding="0.0382in" fo:border-left="none" fo:border-right="none" fo:border-top="0.1pt solid #808080" fo:border-bottom="0.1pt solid #808080" style:writing-mode="lr-tb"/>
    </style:style>
    <style:style style:name="Table2.C1" style:family="table-cell">
      <style:table-cell-properties style:vertical-align="middle" fo:padding="0.0382in" fo:border-left="none" fo:border-right="0.1pt solid #808080" fo:border-top="0.1pt solid #808080" fo:border-bottom="0.1pt solid #808080" style:writing-mode="lr-tb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0in" style:auto-text-indent="false" style:text-autospace="none"/>
      <style:text-properties fo:color="#221f1f" loext:opacity="100%" style:text-position="0% 100%" fo:font-size="12pt" fo:letter-spacing="-0.0047in" style:text-underline-style="solid" style:text-underline-width="auto" style:text-underline-color="font-color" fo:font-weight="normal" officeooo:paragraph-rsid="00ebe241" style:font-size-asian="12pt" style:font-weight-asian="normal" style:font-name-complex="Myriad Pro" style:font-size-complex="12pt" style:font-weight-complex="normal" style:text-scale="101%"/>
    </style:style>
    <style:style style:name="MP2" style:family="paragraph" style:parent-style-name="Table_20_Contents">
      <style:paragraph-properties fo:text-align="center" style:justify-single-word="false" style:snap-to-layout-grid="false"/>
      <style:text-properties officeooo:paragraph-rsid="00ebe241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text-autospace="none" style:snap-to-layout-grid="false"/>
      <style:text-properties fo:color="#221f1f" loext:opacity="100%" style:text-position="-3% 100%" style:font-name="Arial" fo:font-size="16pt" fo:letter-spacing="-0.0047in" style:text-underline-style="none" fo:font-weight="bold" officeooo:paragraph-rsid="00ebe241" style:font-size-asian="16pt" style:font-weight-asian="bold" style:font-name-complex="Arial" style:font-size-complex="16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0in" style:auto-text-indent="false" style:text-autospace="none"/>
      <style:text-properties officeooo:paragraph-rsid="00ebe241"/>
    </style:style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#ffffff" style:background-transparency="100%" draw:fill="solid" draw:fill-color="#ffffff" draw:opacity="0%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5126in" fo:margin-bottom="0.781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2"/>
            </table:table-cell>
            <table:table-cell table:style-name="Table2.B1" office:value-type="string">
              <text:p text:style-name="MP3"/>
            </table:table-cell>
            <table:table-cell table:style-name="Table2.C1" office:value-type="string">
              <text:p text:style-name="MP3"><draw:frame draw:style-name="Mfr1" draw:name="Image1" text:anchor-type="char" svg:y="0.0055in" svg:width="0.6193in" svg:height="0.6516in" draw:z-index="1"><draw:image xlink:href="Pictures/10000001000002A6000002CFD4D9343B6CEC45BC.png" xlink:type="simple" xlink:show="embed" xlink:actuate="onLoad" draw:mime-type="image/png"/></draw:frame></text:p>
            </table:table-cell>
          </table:table-row>
        </table:table>
        <text:p text:style-name="MP4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3-26T19:32:02</meta:creation-date>
    <dc:date>2024-02-23T15:25:05.324285437</dc:date>
    <meta:editing-duration>P2DT14H31M57S</meta:editing-duration>
    <meta:editing-cycles>188</meta:editing-cycles>
    <meta:generator>LibreOffice/7.3.7.2$Linux_X86_64 LibreOffice_project/30$Build-2</meta:generator>
    <dc:title>ir.actions.report.xml</dc:title>
    <meta:document-statistic meta:table-count="2" meta:image-count="1" meta:object-count="0" meta:page-count="2" meta:paragraph-count="22" meta:word-count="163" meta:character-count="1232" meta:non-whitespace-character-count="97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